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182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4.364cm"/>
    </style:style>
    <style:style style:name="co5" style:family="table-column">
      <style:table-column-properties fo:break-before="auto" style:column-width="10.883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5.179cm"/>
    </style:style>
    <style:style style:name="co9" style:family="table-column">
      <style:table-column-properties fo:break-before="auto" style:column-width="3.427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1.134cm"/>
    </style:style>
    <style:style style:name="co12" style:family="table-column">
      <style:table-column-properties fo:break-before="auto" style:column-width="2.039cm"/>
    </style:style>
    <style:style style:name="co13" style:family="table-column">
      <style:table-column-properties fo:break-before="auto" style:column-width="4.032cm"/>
    </style:style>
    <style:style style:name="co14" style:family="table-column">
      <style:table-column-properties fo:break-before="auto" style:column-width="43.96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>
          <table:table-cell table:style-name="ce2" office:value-type="string" calcext:value-type="string">
            <text:p>kingdom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eco_evo_class</text:p>
          </table:table-cell>
          <table:table-cell table:style-name="ce2" office:value-type="string" calcext:value-type="string">
            <text:p>ecosytem</text:p>
          </table:table-cell>
          <table:table-cell table:style-name="ce2" office:value-type="string" calcext:value-type="string">
            <text:p>life_form</text:p>
          </table:table-cell>
          <table:table-cell table:style-name="ce2" office:value-type="string" calcext:value-type="string">
            <text:p>identification_level</text:p>
          </table:table-cell>
          <table:table-cell table:style-name="ce2" office:value-type="string" calcext:value-type="string">
            <text:p>status_level</text:p>
          </table:table-cell>
          <table:table-cell table:style-name="ce2" office:value-type="string" calcext:value-type="string">
            <text:p>keep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relEicat</text:p>
          </table:table-cell>
          <table:table-cell table:style-name="ce2" office:value-type="string" calcext:value-type="string">
            <text:p>native_distribution_area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Ranidae</text:p>
          </table:table-cell>
          <table:table-cell office:value-type="string" calcext:value-type="string">
            <text:p>Aquarana catesbeian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América do Norte (região oriental, do norte do México ao sul do Canad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dorbig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Uruguai, Argentina: nordeste, Brasil: Rio Grande do Sul, em todo o pampa e região litorânea, regiões do rio Guaíba, da Lagoa dos Patos e do Banhado do Taim; Santa Catarina, na planície litorânea, especialmente ao sul de Laguna) (Bujes, 2010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scrip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Norte (Estados Unidos: vale do rio Mississip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Estrildidae</text:p>
          </table:table-cell>
          <table:table-cell office:value-type="string" calcext:value-type="string">
            <text:p>Estrilda astrild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(su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Paroaria coron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Brasil (sudeste, mas não em Floresta Estacional Semidecidual), Paraguai, Bolívia e Argentina (nor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ratinga nenday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 (costa), Paraguai (leste) e Argentina (nor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Myiopsitta mona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do Sul (Argentina, Brasil: centro-sul, Bolivia, Paraguai, Uru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Suidae</text:p>
          </table:table-cell>
          <table:table-cell office:value-type="string" calcext:value-type="string">
            <text:p>Sus scrof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ásia e norte da Áfr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jac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Brasil - na Caatinga e na Floresta Atlântica nos estados de Alagoas, Pernambuco, Paraíba, Rio Grande do Norte, Ceará, Piauí, Maranhão, Bahia e possivelmente o nordeste de Tocantins para o sul até o rio São Francis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penicill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Brasil: região central e nordeste - Bahia, Minas Gerais, Goiás, sudoeste do Piauí, Maranhão, norte de São Paulo ao norte dos rios Tietê e Piracicaba até o sul dos rios Grande e <text:s/>São Francisco) (IUCN, 2016 - Red List of Threatened Specie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office:value-type="string" calcext:value-type="string">
            <text:p>Lepus europae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Europa (todos os países, exceto a região da Escandinávia), Ásia, África (da Etiópia e sudeste do Sudão até a província do Cabo, na África do Su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yocastoridae</text:p>
          </table:table-cell>
          <table:table-cell office:value-type="string" calcext:value-type="string">
            <text:p>Myocastor coyp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da subregião Patagônica, norte da Argentina, Bolívia, Paraguai, Uruguai, sul do Brasil e Chil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opa, norte da África e sudoeste da Ás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string" calcext:value-type="string">
            <text:p>Bubalus bubal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string" calcext:value-type="string">
            <text:p>Canis familiar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nid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Considerada espécie cosmopolita, porém o ancestral direto, Canis lupus, é originário do hemisfério norte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Ásia (Oriente Médi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provável distribuição original da região do Mar Mediterrâneo até a Chin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norveg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Ásia (Japão, norte da China e, possivelmente, todo o leste da Ás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rat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Ásia (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Squamata</text:p>
          </table:table-cell>
          <table:table-cell office:value-type="string" calcext:value-type="string">
            <text:p>Gekkonidae</text:p>
          </table:table-cell>
          <table:table-cell office:value-type="string" calcext:value-type="string">
            <text:p>Hemidactylus mabou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(Mali, Senegal, República Centro-Africana, República Democrática do Congo, Gana, Benin, Togo, Nigéria, Guiné, África do Sul, Zimbabwe: Driefontein, Mission/Zimba; Tanzânia, Quênia, Zâmbia, Gabão, Etiópia, Eritreia, Camarões, Suazilând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Passeridae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ásia (desde o Reino Unido para leste até a Sibéria com exceção da Itália, África (norte) (IUCN ISSG, 2011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Pipidae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frica (regiões de clima ameno no sul da África, incluindo as regiões de planalto do Cabo e platô de Camarões e Nigér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inerm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ix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militar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anisit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Alto do rio Paraná, rio Paraguai e rio Uru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mérica do Sul (Brasil: bacia do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pistogramma commbr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 rio Paraguai, médio rio Paraná e rio Uru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Amazônica, baixo do rio Paraná e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stronotus crassipin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rio Amazonas, na drenagem do Amazonas boliviano, incluindo os rios Madre de Dios no Peru, Guaporé e Mamoré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uchenipterus osteomysta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 alto rio Paraná, rio Tocantins e baixo rio Amazonas, Argentina: rio da Prat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Brycon hila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Rio Paraguai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leuronectiformes</text:p>
          </table:table-cell>
          <table:table-cell office:value-type="string" calcext:value-type="string">
            <text:p>Achiridae</text:p>
          </table:table-cell>
          <table:table-cell office:value-type="string" calcext:value-type="string">
            <text:p>Catathyridium jenyns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li: bacias dos rios Paraná e Uru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Charax sten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: bacias hidrográficas dos rios Paraguai, Uruguai, Jacuí e da Prat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lariidae</text:p>
          </table:table-cell>
          <table:table-cell office:value-type="string" calcext:value-type="string">
            <text:p>Clarias gariep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(quase pan-africano, ocorre nos rios Nilo e Niger e está ausente do Marrocos, da Tunísia e da Argélia, da Guiné e das províncias do Cabo e Nogal na África do Sul), Ásia (Jordânia, Israel, Líbano, Síria e sul da Turquia) (Fishbase, 2021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 Amazonas e Orinoc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tenopharyngodon idell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 e Sibéria orienta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yprinus carpi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Da Ásia Central até o Mar Negro e Europa (rio Danúbi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Erythrinus erythr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e Central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 sve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Brasil: rio Tocantins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rio Paranapanema, curso médi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ntanal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s do baixo rio Paraná, rios Paraguai e Mamoré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ragu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 rio Paraguai e drenagem d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sylv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s dos rios Ribeira de Iguapé, Paraíba do Sul e Pard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Hemiodontidae</text:p>
          </table:table-cell>
          <table:table-cell office:value-type="string" calcext:value-type="string">
            <text:p>Hemiodus orthonop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bacias dos rios Paraguai e Paraná (médi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erythrinus unitaen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, Uruguai: bacia do rio Uru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intermed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acias dos rios São Francisco, rio Doce e rio Paraná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 equ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bacia amazônica até as bacias dos rios Guaporé e Paraguai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Xenocyprididae</text:p>
          </table:table-cell>
          <table:table-cell office:value-type="string" calcext:value-type="string">
            <text:p>Hypophthalmichthy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Hypophthalmus e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bacias Amazônica, do rio Orinoco e baixo rio Paraná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Ictaluridae</text:p>
          </table:table-cell>
          <table:table-cell office:value-type="string" calcext:value-type="string">
            <text:p>Ictalurus punc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América do Norte (centro dos Estados Unidos até o sul do Canadá e o norte do México) (Fishbase, 2016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Laetacara araguai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: bacia do rio Aragua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macrocepha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Sul (Brasil: bacia do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Lepthoplosternum pec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acia do rio Paraguai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platymetop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rio da Prat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rost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alto rio Paraná, acima da foz do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entrarchidae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América do Norte (rio Saint Lawrence - Grandes Lagos, baía de Hudson - Red River e rio Mississippi. Drenagens atlânticas da Carolina do Norte até a Flórida e até o norte do Méxic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obitidae</text:p>
          </table:table-cell>
          <table:table-cell office:value-type="string" calcext:value-type="string">
            <text:p>Misgurnus anguillicaud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sia (China, Índia, Japão, Coreia, Rússia, Taiwan, Tailândia, Vietnã, Camboja, Birmân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Atheriniformes</text:p>
          </table:table-cell>
          <table:table-cell office:value-type="string" calcext:value-type="string">
            <text:p>Atherinopsidae</text:p>
          </table:table-cell>
          <table:table-cell office:value-type="string" calcext:value-type="string">
            <text:p>Odontesthes bonar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do Sul (sudeste da Argentina e rio de La Plata e extremo sul do Brasi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almoniformes</text:p>
          </table:table-cell>
          <table:table-cell office:value-type="string" calcext:value-type="string">
            <text:p>Salmonidae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América do Norte (a oeste do continente e a leste do Oceano Pacífico: Alaska até Baja Califórnia, no Méxic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Batrachoidiformes</text:p>
          </table:table-cell>
          <table:table-cell office:value-type="string" calcext:value-type="string">
            <text:p>Batrachoididae</text:p>
          </table:table-cell>
          <table:table-cell office:value-type="string" calcext:value-type="string">
            <text:p>Opsanus beta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Golfo do Méxic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África (rios litorâneos de Israel ao Egito; rio Nilo desde o baixo Albert Nile até o delta), bacia do lago Chad e rios Niger, Benue, Volta, Gambia e Senega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Ossancora eigenman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 x 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or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Suriname, Amazonas, Essequibo, Guianas e Paraná-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Plagioscion squamosissi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da Venezuela ao Peru e Brasil, na bacia amazônica) (Queiroz-Sousa et al. 2018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latydoras armat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ná-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Venezuela, Guiana Francesa, Guiana, Suriname e região norte do Brasil, nos estados do Pará e Amap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ná-Paraguai e Paraíba do Su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 x 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ná, Paraguai e Amazona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terodoras granul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Amazonas, Paraná e rios costeiros das Guianas e Surinam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Pterygoplichthys ambrosett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s dos rios Paraguai e médio e baix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Rhamphichthydae</text:p>
          </table:table-cell>
          <table:table-cell office:value-type="string" calcext:value-type="string">
            <text:p>Rhamphichthys hah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s rios Paraná e Paraguai) (Junior et al., 2009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Roeboides descalvad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ná, Paraguai e Amazona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Satanoperca pappater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Amazonas, Guaporé e Paraná-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Serrasalmus margi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bacia do rio Paraná - Paraguai, na parte baix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Siluridae</text:p>
          </table:table-cell>
          <table:table-cell office:value-type="string" calcext:value-type="string">
            <text:p>Silurus gla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opa (oeste) e Ásia (o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Sorubim lim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Uruguai e alt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 brevipinn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rio da Prat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optodon rendall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(Senegal e rio Niger, Bacia do Congo, Zambezi, Lagos Tanganyika e Malagaraz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Trachelyopterus gal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São Francisco e Amazona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Trachydoras paraguay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guai e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Hoplosternum lit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: rios Paraná e Paraguai; bacia amazôn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frideric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: rios Paraná e Paraguai e bacia Amazôn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obtuside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Sul (Brasil: alto rio Paraná, rios Paraguai e São Francisco e bacia Amazônic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octofasc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: bacias do alto e médio rio Paraná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piavussu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Sul (Brasil: endêmica do alt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 e Paraguai, nos rios Paraná e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s dos rios Paraná, Paraguai e São Francisc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alminus brasil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ná, Paraguai e Uruguai e bacia Amazônic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Blenniidae</text:p>
          </table:table-cell>
          <table:table-cell office:value-type="string" calcext:value-type="string">
            <text:p>Omobranchus punct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Indo-Pacífico e Pacífico ocidental (Golfo Pérsico até Fiji, Índia, norte do Japão e norte da Austrál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corpaeniformes</text:p>
          </table:table-cell>
          <table:table-cell office:value-type="string" calcext:value-type="string">
            <text:p>Scorpaenidae</text:p>
          </table:table-cell>
          <table:table-cell office:value-type="string" calcext:value-type="string">
            <text:p>Pterois volitan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Oceano Indo-Pacífi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angasiidae</text:p>
          </table:table-cell>
          <table:table-cell office:value-type="string" calcext:value-type="string">
            <text:p>Pangasi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olostei</text:p>
          </table:table-cell>
          <table:table-cell office:value-type="string" calcext:value-type="string">
            <text:p>Lepisosteiforme</text:p>
          </table:table-cell>
          <table:table-cell office:value-type="string" calcext:value-type="string">
            <text:p>Lepisosteidae</text:p>
          </table:table-cell>
          <table:table-cell office:value-type="string" calcext:value-type="string">
            <text:p>Atractost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nabantiformes</text:p>
          </table:table-cell>
          <table:table-cell office:value-type="string" calcext:value-type="string">
            <text:p>Channidae</text:p>
          </table:table-cell>
          <table:table-cell office:value-type="string" calcext:value-type="string">
            <text:p>Chann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Arapaimidae</text:p>
          </table:table-cell>
          <table:table-cell office:value-type="string" calcext:value-type="string">
            <text:p>Arapaim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hractocephalus hemioli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Osteoglossidae</text:p>
          </table:table-cell>
          <table:table-cell office:value-type="string" calcext:value-type="string">
            <text:p>Osteoglossum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mearn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ia (região sudeste da Austrália, inclusive da Tasmân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podalyri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ia (Austrália: Queensland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denanthera pavon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sudeste, Malás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ambusa vulg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sia ou África (não há dados precisos, provavelmente sul da China ou Madagascar) (Ohrnberger 1999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Casuarinaceae</text:p>
          </table:table-cell>
          <table:table-cell office:value-type="string" calcext:value-type="string">
            <text:p>Casuarina equise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ustrália (costas norte e nordeste), Indonésia, Índia, Bangladesh, Ceilão, Malásia e Sri Lank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Centella asia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opa, Ásia (oeste) e África (nor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lim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Colocasia esculen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tropical) e Pacífico (sudo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ortaderia sello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Argentina, Brasil, Bolívia, Equador, Peru - do Brasil meridional ao pampa argentin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Cotoneaster franche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hina (sudoeste), Mianmar (norte) e Tailândia (nor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Crocosmia crocosmi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frica Oriental, Europa (região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thyriaceae</text:p>
          </table:table-cell>
          <table:table-cell office:value-type="string" calcext:value-type="string">
            <text:p>Deparia peters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Vietnam até Taiwan e Japão), Oceania (Austrália, Nova Zelândia e Polinésia) (Missouri Botanical Garden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fragr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Ocidental (Guiné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ragrostis pl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Sul da África tropical: Malawi Moçambique Zâmbia Zimbabwe. Lesotho, África do Sul (província do Cabo, Free State, Kwazulu-Natal, Transvaal), Suazilândia (Flora Zambesiaca 1999, v. 10 part 2 T. Cop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Eriobotry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roteaceae</text:p>
          </table:table-cell>
          <table:table-cell office:value-type="string" calcext:value-type="string">
            <text:p>Grevillea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ia (leste da Austrál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coccine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China, Índia, Butão e Nepal (região do Himala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coronari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Nepal (região do Himalaia) e da Índia até a Indonés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gardnerian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Índia oriental (região do Himala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Campanulaceae</text:p>
          </table:table-cell>
          <table:table-cell office:value-type="string" calcext:value-type="string">
            <text:p>Hippobroma long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Central (Mar do Carib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Hovenia dulc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, Japão e Coreia, entre latitudes 25° e 41° Norte e longitudes 100° e 142° L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Hyparrhenia ruf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frica (regiões tropicais, central e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Balsaminaceae</text:p>
          </table:table-cell>
          <table:table-cell office:value-type="string" calcext:value-type="string">
            <text:p>Impatiens waller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(Tanzânia a Moçambiqu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Iris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imal concern (MC)</text:p>
          </table:table-cell>
          <table:table-cell office:value-type="string" calcext:value-type="string">
            <text:p>Ásia (Rússia: leste, China, Japã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Kalanchoe pin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Madagascar (CABI ISC, 2021). 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-mimosoideae</text:p>
          </table:table-cell>
          <table:table-cell office:value-type="string" calcext:value-type="string">
            <text:p>Leucaena leucocepha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Central e América do Norte (Méxic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leste, incluindo Japão e a Core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Thelypteridaceae</text:p>
          </table:table-cell>
          <table:table-cell office:value-type="string" calcext:value-type="string">
            <text:p>Macrothelypteris torre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ia (Nova Zelândia, Austrália, Polinésia Francesa, Samoa), África (África do Sul, Madagascar), Ásia (Japão, Taiwan, Indonésia, Tailând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champa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China, Bangladesh, Índia, Mianmar, Tailândia, Vietnã, Indonésia e Malás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Anarcadiaceae</text:p>
          </table:table-cell>
          <table:table-cell office:value-type="string" calcext:value-type="string">
            <text:p>Mangifer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Índia (região de Assam-Arunachal-Myanmar e na base do Himalaia oriental e da cordilheira do Ghats orienta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gathyrsus maxim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frica (Congo, Tanzânia, Guiné, Quênia, Zimbábue), Ásia (Índia: var. trichoglume) (Tropical Forages 2020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Melia azedarach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leste: Japão, Índia: região sub-himalaica, Myanmar, China, Irã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nis minut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Nativa em praticamente todas as partes da África tropical com elevação entre 800 e 2.500m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nis rep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(África do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Mimosa p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Murray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Índia, China, Taiwan, Indonésia, Cambodia, Malásia, Vietnam), Oceania (Filipinas, Austrál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Musaceae</text:p>
          </table:table-cell>
          <table:table-cell office:value-type="string" calcext:value-type="string">
            <text:p>Musa balbi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Tailândia, Índia: florestas de Arunachal Pradesh). 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Musaceae</text:p>
          </table:table-cell>
          <table:table-cell office:value-type="string" calcext:value-type="string">
            <text:p>Musa o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Europa (Espanha: região de Málag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Nephrolepidaceae</text:p>
          </table:table-cell>
          <table:table-cell office:value-type="string" calcext:value-type="string">
            <text:p>Nephrolepis cord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imal concern (MC)</text:p>
          </table:table-cell>
          <table:table-cell office:value-type="string" calcext:value-type="string">
            <text:p>Oceania (Austrál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Nephrolepidaceae</text:p>
          </table:table-cell>
          <table:table-cell office:value-type="string" calcext:value-type="string">
            <text:p>Nephrolepis exal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Orchidaceae</text:p>
          </table:table-cell>
          <table:table-cell office:value-type="string" calcext:value-type="string">
            <text:p>Eulophia ma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purp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tropical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Phyllostachys au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sudete da Chin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Pilea cadier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China e Vietnã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Pittosporaceae</text:p>
          </table:table-cell>
          <table:table-cell office:value-type="string" calcext:value-type="string">
            <text:p>Pittosporum und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Oceania (Austrália: região sud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Tropical (entre o sul do México e o norte da América do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teridaceae</text:p>
          </table:table-cell>
          <table:table-cell office:value-type="string" calcext:value-type="string">
            <text:p>Pteris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teridaceae</text:p>
          </table:table-cell>
          <table:table-cell office:value-type="string" calcext:value-type="string">
            <text:p>Pteris vit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do Sul e Central, Ásia (China, Taiwan, Japão), Oceania (Austrál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tropical e nordeste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sud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 niv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Índia, Sri Lanka, Afeganistão, China, Laos, Malásia, Mianmar, Nepal, Butão, Vietnã, Tailândia, Indonésia e Filipinas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rborico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China e Taiwan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Sicyos edu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Kleinia madagascari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enna macranth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estados do Ceará até São Paulo e Minas Gerais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Spathodea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frica (Burundi, República dos Camarões, Guiné Equatorial, Gabão, Ruanda, Zaire, Benin, Costa do Marfim, Gana, Guiné, Libéria, Nigéria, Serra Leoa, Togo e Angol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cumin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Índia, Paquistão, Bangladesh, Nepal, Butão, Sri Lanka e ilhas Maldivas: todo o subcontinente indiano, com exceção das regiões semi-áridas de Sind, Rajasthan e Punjab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jamb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região sudeste: Indonésia, Filipinas, Malás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ubiflorae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Tecoma st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do Norte (México e Estados Unidos: região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Terminalia catap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Malás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Tetrapanax papyrif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China: região sul, Taiwan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Thelypteridaceae</text:p>
          </table:table-cell>
          <table:table-cell office:value-type="string" calcext:value-type="string">
            <text:p>Thelypteris den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Thunbergia a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oriental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Tradescantia zebr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Central (Honduras, Guatemala, Belize, Costa Rica, Nicarágua e Panamá) e México (CABI ISC 2020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Ulex europa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Europa (Inglaterra, Irlanda e oeste europeu, possivelmente até a Itália, com limite sul de distribuição em Portugal e limite norte na Dinamarca e na Holand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Furcraea foet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Central e norte da América do Sul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Sessili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amphitrit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Índico ou Oceano Pacífico (sudo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reticu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Pacífico Ocidental (Japã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sydnei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Indo-Pacífi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Balanus trigo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pla área de distribuição natural nos oceanos Pacífico e Índico, incluindo o Japão, a costa oeste dos Estados Unidos (Califórnia) até o Peru, a Austrália, o Mar Vermelho e a ponta sul da África (Nemesis, 2021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Blackfordiidae</text:p>
          </table:table-cell>
          <table:table-cell office:value-type="string" calcext:value-type="string">
            <text:p>Blackfordia virgin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Europa Oriental (Mar Negr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</text:p>
          </table:table-cell>
          <table:table-cell office:value-type="string" calcext:value-type="string">
            <text:p>Boccardiella biham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ustrál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Malacalcyonacea</text:p>
          </table:table-cell>
          <table:table-cell office:value-type="string" calcext:value-type="string">
            <text:p>Carijoidae</text:p>
          </table:table-cell>
          <table:table-cell office:value-type="string" calcext:value-type="string">
            <text:p>Carijoa riis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Atlântico Ocidental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ortunidae</text:p>
          </table:table-cell>
          <table:table-cell office:value-type="string" calcext:value-type="string">
            <text:p>Charybdis hell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Indo-Pacífico.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Coscinodiscales</text:p>
          </table:table-cell>
          <table:table-cell office:value-type="string" calcext:value-type="string">
            <text:p>Coscinodiscaceae</text:p>
          </table:table-cell>
          <table:table-cell office:value-type="string" calcext:value-type="string">
            <text:p>Coscinodiscus wailesii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Indeterminada. Descrição original da espécie a partir de material coletado na costa oeste da América do Norte, no estado de Washington (EUA), em 1931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Ostreida</text:p>
          </table:table-cell>
          <table:table-cell office:value-type="string" calcext:value-type="string">
            <text:p>Isognomonidae</text:p>
          </table:table-cell>
          <table:table-cell office:value-type="string" calcext:value-type="string">
            <text:p>Isognomon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Central (Mar do Carib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enaeidae</text:p>
          </table:table-cell>
          <table:table-cell office:value-type="string" calcext:value-type="string">
            <text:p>Litopenaeus vannam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coccop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até a América do Sul, na costa do Oceano Pacífico (da Califórnia - EUA até o Peru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eiosolenus arist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tlântico norte: de Portugal até o Senegal, e da Carolina do Norte nos Estados Unidos até a Venezuela, incluindo o golfo do México e o mar do Caribe. Ocorre também no Oceano Pacífico. 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otrichidae</text:p>
          </table:table-cell>
          <table:table-cell office:value-type="string" calcext:value-type="string">
            <text:p>Ophiothela mirabi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Pacífico (l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Perna per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Scyphozoa</text:p>
          </table:table-cell>
          <table:table-cell office:value-type="string" calcext:value-type="string">
            <text:p>Rhizostomeae</text:p>
          </table:table-cell>
          <table:table-cell office:value-type="string" calcext:value-type="string">
            <text:p>Mastigiidae</text:p>
          </table:table-cell>
          <table:table-cell office:value-type="string" calcext:value-type="string">
            <text:p>Phyllorhiza punc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Indo-Pacífico, incluindo o arquipélago das Filipinas e Tailând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</text:p>
          </table:table-cell>
          <table:table-cell office:value-type="string" calcext:value-type="string">
            <text:p>Polydora cornu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Atlântico Ocidental e Mar do Caribe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olydora nuch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Estados Unidos: Califórn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seudopolydora diopat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Pacífico Ocidental (Ásia: Taiwan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Sidneioides peregri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Pacífico Ocidental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Clavulariidae</text:p>
          </table:table-cell>
          <table:table-cell office:value-type="string" calcext:value-type="string">
            <text:p>Stragulum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Striatobalanus amaryl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Indo-Pacífico Ocidental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number-columns-repeated="2" office:value-type="string" calcext:value-type="string">
            <text:p>Ascidiace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plic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Pacífico (áreas tropicai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Calanoida</text:p>
          </table:table-cell>
          <table:table-cell office:value-type="string" calcext:value-type="string">
            <text:p>Temoridae</text:p>
          </table:table-cell>
          <table:table-cell office:value-type="string" calcext:value-type="string">
            <text:p>Temora turbin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Não é conhecid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Scleractinia</text:p>
          </table:table-cell>
          <table:table-cell office:value-type="string" calcext:value-type="string">
            <text:p>Dendrophylliidae</text:p>
          </table:table-cell>
          <table:table-cell office:value-type="string" calcext:value-type="string">
            <text:p>Tubastraea coccin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Pacífico Ocidental (arquipélago de Fij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Scleractinia</text:p>
          </table:table-cell>
          <table:table-cell office:value-type="string" calcext:value-type="string">
            <text:p>Dendrophylliidae</text:p>
          </table:table-cell>
          <table:table-cell office:value-type="string" calcext:value-type="string">
            <text:p>Tubastraea tagus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o Pacífico (América do Sul: Equador - arquipélago de Galápagos).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 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Pyrocystaceae</text:p>
          </table:table-cell>
          <table:table-cell office:value-type="string" calcext:value-type="string">
            <text:p>Alexandrium tamarense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Indeterminado. A descrição original da espécie (então como Gonyaulax tamarensis) tem sua espécie tipo, depositada em herbário, estabelecida com material coletado em águas do sul da Inglaterr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Diplostraca</text:p>
          </table:table-cell>
          <table:table-cell office:value-type="string" calcext:value-type="string">
            <text:p>Daphniidae</text:p>
          </table:table-cell>
          <table:table-cell office:value-type="string" calcext:value-type="string">
            <text:p>Daphnia lumholtz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icro_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(norte), Ásia (sudoeste) e Austrál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urotatoria</text:p>
          </table:table-cell>
          <table:table-cell office:value-type="string" calcext:value-type="string">
            <text:p>Ploima</text:p>
          </table:table-cell>
          <table:table-cell office:value-type="string" calcext:value-type="string">
            <text:p>Brachionidae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zooplancton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Norte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alaemonidae</text:p>
          </table:table-cell>
          <table:table-cell office:value-type="string" calcext:value-type="string">
            <text:p>Macrobrachium rosenberg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Índia, Malás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Cordylophoridae</text:p>
          </table:table-cell>
          <table:table-cell office:value-type="string" calcext:value-type="string">
            <text:p>Cordylophora caspi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Mar Cáspio, Mar Negr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imnoperna fortun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sia (região sudeste: na cabeceira do rio do Leste, um tributário do rio das Pérolas, localizado no sul e fluindo para o mar da China entre Hong Kong e Macau; Chin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orbeoconcha</text:p>
          </table:table-cell>
          <table:table-cell office:value-type="string" calcext:value-type="string">
            <text:p>Thiaridae</text:p>
          </table:table-cell>
          <table:table-cell office:value-type="string" calcext:value-type="string">
            <text:p>Melanoides tuberculat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frica (nordeste) e Ásia (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Venerida</text:p>
          </table:table-cell>
          <table:table-cell office:value-type="string" calcext:value-type="string">
            <text:p>Cyrenidae</text:p>
          </table:table-cell>
          <table:table-cell office:value-type="string" calcext:value-type="string">
            <text:p>Corbicula flumine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Achatinidae</text:p>
          </table:table-cell>
          <table:table-cell office:value-type="string" calcext:value-type="string">
            <text:p>Lissachatina ful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(orienta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Philomycidae</text:p>
          </table:table-cell>
          <table:table-cell office:value-type="string" calcext:value-type="string">
            <text:p>Meghimatium pic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sm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Aedes aegypt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imal concern (MC)</text:p>
          </table:table-cell>
          <table:table-cell office:value-type="string" calcext:value-type="string">
            <text:p>África (Egito e Etióp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Aedes albopic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imal concern (MC)</text:p>
          </table:table-cell>
          <table:table-cell office:value-type="string" calcext:value-type="string">
            <text:p>Ásia (sudeste, China: norte, Japão), Oceania, África (Madagascar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egachilidae</text:p>
          </table:table-cell>
          <table:table-cell office:value-type="string" calcext:value-type="string">
            <text:p>Anthidium manica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Europ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occinellidae</text:p>
          </table:table-cell>
          <table:table-cell office:value-type="string" calcext:value-type="string">
            <text:p>Harmonia axyrid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, Japão, Coreia do Norte, Coreia do Sul, Rúss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, Europa e Ási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Scorpiones</text:p>
          </table:table-cell>
          <table:table-cell office:value-type="string" calcext:value-type="string">
            <text:p>Buthidae</text:p>
          </table:table-cell>
          <table:table-cell office:value-type="string" calcext:value-type="string">
            <text:p>Tityus serrul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Scorpiones</text:p>
          </table:table-cell>
          <table:table-cell office:value-type="string" calcext:value-type="string">
            <text:p>Buthidae</text:p>
          </table:table-cell>
          <table:table-cell office:value-type="string" calcext:value-type="string">
            <text:p>Tityus conflu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Scorpiones</text:p>
          </table:table-cell>
          <table:table-cell office:value-type="string" calcext:value-type="string">
            <text:p>Buthidae</text:p>
          </table:table-cell>
          <table:table-cell office:value-type="string" calcext:value-type="string">
            <text:p>Tityus trivit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Scorpiones</text:p>
          </table:table-cell>
          <table:table-cell office:value-type="string" calcext:value-type="string">
            <text:p>Buthidae</text:p>
          </table:table-cell>
          <table:table-cell office:value-type="string" calcext:value-type="string">
            <text:p>Tityus stigm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Zaprionus indian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fr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Camaenidae</text:p>
          </table:table-cell>
          <table:table-cell office:value-type="string" calcext:value-type="string">
            <text:p>Bradybaena similar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cestrorhynchidae</text:p>
          </table:table-cell>
          <table:table-cell office:value-type="string" calcext:value-type="string">
            <text:p>Acestrorhynchus pantanei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Argentina, Bolívia, Brasil, Paraguai e Uruguai - bacias dos rios Paraguai, baixo Paraná, Uruguai, Prata e Mamoré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kelb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Brasil: bacia do Rio Araguaia, no Mato Grosso e em Goiás, e no baixo Rio Tocantins, no Pará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piquit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Brasil (Amazônia, rios Tocantins e Aragua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monoc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Bacia Amazôn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halloceros caudi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(Brasil: Rio de Janeiro e região sul, Uruguai e Paraguai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decur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Artocarpus heterophy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Índia: montanhas dos Ghats ocidentais, Península da Malás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Calotropis proc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frica, Madagascar, Península Arábica e Sudoeste da Ásia (Rahman &amp; Wilcock, 199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echin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Norte (sul) e América Central (Méxic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innamomum ve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Sri Lanka, Índia, Mianmar) (USDA-ARS, 202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Cordyline frutic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ustrália (leste - Queensland e Nova Gales do Sul) e Papua-Nova Guiné (Arquipélago de Bismarck) (CABI Invasive Species Compendium 2020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Cryptosteg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Sudoeste de Madagascar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Hesperocyparis lusit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nodon plectostachy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frica (nordeste e leste tropica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Elaeis guine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Costa ocidental da África (golfo de Guiné), nas florestas tropicais da costa de Libéria até Angol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Epipremnum pinn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vim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Ficus microcar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Sri Lanka e Índia), China (sul), Japão (ilhas Ryukyu), Austrália, França (Nova Caledônia). 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Hydrocharitaceae</text:p>
          </table:table-cell>
          <table:table-cell office:value-type="string" calcext:value-type="string">
            <text:p>Hydrilla verticilla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ustrália, diversas ilhas do Pacífico, e em diversas localidades no continente asiático, assim como em locais dispersos na Europa. Afeganistão, Bangladesh, Belarus, Butão, Burundi, Cambodja, China (Anhui, Fujian, Guangdong, Guangxi, Guizhou, Hai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lucid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: províncias de Guandong, Guangxi, Guizhou, Hainán, Zhejiang, Fujian, Jiangxi, Yunnan, Gansu, Hunan, Anhui, Jiansu e Tibet; e Core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Momordica charant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Índia - leste e China - su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Monstera delici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Persea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elliot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Estados Unidos (costa l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pinast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Neltuma pall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Europa (incluindo o Reino Unido, até o Mediterrâne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 rosifoli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Japão, China, Índia, Indonésia: Sumatra), Malásia, Filipinas), Oceania (Austrália, Nova Zelând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trifasci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partium junce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Syngonium podophyll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Central e parte da América do Sul (GISD, 202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Urena lob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Pantropical, provável origem na Ás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emini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(África do Sul: margens do rio Pangola; África Orienta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mut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fric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plantagine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inimal concern (MC)</text:p>
          </table:table-cell>
          <table:table-cell office:value-type="string" calcext:value-type="string">
            <text:p>Áfric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distachyo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Abramites hypselono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Orinoco, Amazonas, Paraguai e baixo Paraná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long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ustrália, incluindo Tasmân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Região do Mediterrâneo, nordeste da África e Ásia ocidental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Ardisia cre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, Japão, Coreia, sudeste e partes da Índ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sparagus set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frica (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stronotus ocel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bacia do rio Amazonas no Peru, Colômbia e Brasil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 lacustr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Sul (Brasil: bacia do alto d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Cervidae</text:p>
          </table:table-cell>
          <table:table-cell office:value-type="string" calcext:value-type="string">
            <text:p>Axis ax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sia (Nepal, Butão, leste do Paquistão, montanhas do Himalaia costa sudeste da Índia até a costa de Malabar e Sri Lanka) (Base de Dados I3N Argentina ISSG 2013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Molgulidae</text:p>
          </table:table-cell>
          <table:table-cell office:value-type="string" calcext:value-type="string">
            <text:p>Bostrichobranchus digona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Atlântico Ocidental e Caribe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Brotogeris chiriri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Brasil (Mato Grosso, Goiás, Minas Gerais, Tocantins, Pará, Bahia, São Paulo e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lecaniformes</text:p>
          </table:table-cell>
          <table:table-cell office:value-type="string" calcext:value-type="string">
            <text:p>Ardeidae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, Ásia e Europ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string" calcext:value-type="string">
            <text:p>Capra hir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pr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s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assytha fil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 espécie tem distribuição pantropical. Aparentemente é nativa da Austrália e região, porém há informações conflitantes sobre a área de origem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clandesti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Leste tropical da África (Quênia, Etiópia e Uganda).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Ceratiaceae</text:p>
          </table:table-cell>
          <table:table-cell office:value-type="string" calcext:value-type="string">
            <text:p>Ceratium furcoides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imal concern (MC)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Cionidae</text:p>
          </table:table-cell>
          <table:table-cell office:value-type="string" calcext:value-type="string">
            <text:p>Ciona robus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Hemisfério norte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oix lacryma-job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sia (Índ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Cynopotamus kincaid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bacia do rio Paraguai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rotun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rovavelmente originária da Ásia (Índ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Actiniaria</text:p>
          </table:table-cell>
          <table:table-cell office:value-type="string" calcext:value-type="string">
            <text:p>Diadumenidae</text:p>
          </table:table-cell>
          <table:table-cell office:value-type="string" calcext:value-type="string">
            <text:p>Diadumene line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Pacífico Ocidental (Japão, China, Hong Kong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Trichodactylidae</text:p>
          </table:table-cell>
          <table:table-cell office:value-type="string" calcext:value-type="string">
            <text:p>Dilocarcinus pag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Brasil: bacias do rio Paraguai e baixo rio Paraná (Magalhães et al. 2005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chinochloa crus-gall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Eurásia, África. Área de distribuição natural um tanto duvidosa porque a espécie está amplamente disseminada em áreas tropicais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ustrália, inclusive Tasmâni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roteaceae</text:p>
          </table:table-cell>
          <table:table-cell office:value-type="string" calcext:value-type="string">
            <text:p>Grevillea bank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Oceania (Austrál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Rhamphichthyidae</text:p>
          </table:table-cell>
          <table:table-cell office:value-type="string" calcext:value-type="string">
            <text:p>Gymnorhamphichthys hyposto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: bacias superiores dos rios Mamoré e Orino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lacer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Brasil: bacia do rio Ribeira de Iguape nos estados de São Paulo e Paraná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molitri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) (Fishbase, 2005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nobil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Blenniidae</text:p>
          </table:table-cell>
          <table:table-cell office:value-type="string" calcext:value-type="string">
            <text:p>Hypsoblennius invemar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Central (Pequenas Antilhas), América do Sul (Venezuela, Colômbia e Brasil - nor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japonic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Japão, Taiwan e Core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sia (China e Core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Europa (Irlanda, Reino Unido, sul da Noruega, Suécia, Áustria, Bélgica, Hungria, Países Baixos, Polônia, Suíça, França, Portugal, Espanha, Moldova, Ucrânia, Albânia, Bulgária, Grécia, Itália, Romania e Iugoslávia) e norte da Áfr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inoflustridae</text:p>
          </table:table-cell>
          <table:table-cell office:value-type="string" calcext:value-type="string">
            <text:p>Membraniporopsis tubig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Estados Unidos: Flórida, Texas, Porto Rico), Ásia (Rússia: mar do Japã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lippincotti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 rio Amazonas - baixo e médi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s dos rios Amazonas e Paraguai até a Argentin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eogastropoda</text:p>
          </table:table-cell>
          <table:table-cell office:value-type="string" calcext:value-type="string">
            <text:p>Nassariidae</text:p>
          </table:table-cell>
          <table:table-cell office:value-type="string" calcext:value-type="string">
            <text:p>Nassarius foveo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Índico Central e Oriental e Oceano Pacífico (China Orienta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Nymphaeales</text:p>
          </table:table-cell>
          <table:table-cell office:value-type="string" calcext:value-type="string">
            <text:p>Nymphaeaceae</text:p>
          </table:table-cell>
          <table:table-cell office:value-type="string" calcext:value-type="string">
            <text:p>Nymphaea nouchal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África (Egito, Eritreia, Etiópia, Sudão, Somália, Quênia, Tanzânia, Uganda, República Democrática do Congo, Angola, Moçambique, Malawi, Zâmbia, Zimbabwe, Botswana, Namíbia, África do Sul), Ásia (Iêmen, Israel) (USDA-ARS, 202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Menyanthaceae</text:p>
          </table:table-cell>
          <table:table-cell office:value-type="string" calcext:value-type="string">
            <text:p>Nymphoides ind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tropical (China, Japão, Índia, Indonésia exceto Kalimantan), Oceania (Austrália, Polinés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Cyclopoida </text:p>
          </table:table-cell>
          <table:table-cell office:value-type="string" calcext:value-type="string">
            <text:p>Cyclopettidae</text:p>
          </table:table-cell>
          <table:table-cell office:value-type="string" calcext:value-type="string">
            <text:p>Paracyclopina longifur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Índia: Lago Chilka e lagos afastados de Calcutá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carib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Central (ilhas do Caribe, Nicarágua, Honduras, Belize) e América do Norte (Méxic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glab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Estados Unidos: região sudeste, da costa da Carolina do Norte e norte da Flórida até Lousiana) (Dobner Jr. et al 2019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maximino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Norte (sul do México), América Central (Guatemala, Honduras, El Salvador e noroeste da Nicarágu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tae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Norte (Estados Unidos: região sudeste, do Texas em direção ao leste até a Flórida e em direção ao norte até Delawar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Hydractiniidae</text:p>
          </table:table-cell>
          <table:table-cell office:value-type="string" calcext:value-type="string">
            <text:p>Podocoryna loyo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Possivelmente a Ásia (Bettim et al., 2017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falkn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do Prata e bacia Paraguai-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moto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rasil: bacia do Rio Paraná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Cambaridae</text:p>
          </table:table-cell>
          <table:table-cell office:value-type="string" calcext:value-type="string">
            <text:p>Procambarus clark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Norte (nordeste do México até o centro-sul dos Estados Unido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fasci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Sul (bacias dos rios Amazonas, Essequibo, Orinoco e Paraná-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Inachoididae</text:p>
          </table:table-cell>
          <table:table-cell office:value-type="string" calcext:value-type="string">
            <text:p>Pyromaia tuber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Pacífico Oriental (da Califórnia, EUA, até a Colômbia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Ostreid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Saccostrea cuccul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ortunidae</text:p>
          </table:table-cell>
          <table:table-cell office:value-type="string" calcext:value-type="string">
            <text:p>Scylla s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Oceano Indopacífi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Tetragonopterus argente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Argentina, Colômbia, Equador, Guiana, Paraguai, Peru, Uruguai, Venezuela, Brasil. Bacias do Amazonas, alto Essequibo, Orinoco, Parnaíba, Jaguaribe, Paraguai e baixo Paraná) (FishBase, 202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Tradescantia flum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América do Sul (Brasil: endêmica da Floresta Ombrófila Densa do sudeste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ang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Peru, Bolívia, Colômbia e Brasil: bacia do rio Amazona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nematu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s dos rios Paraguai e baixo Paraná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arrec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jor (MR)</text:p>
          </table:table-cell>
          <table:table-cell office:value-type="string" calcext:value-type="string">
            <text:p>África tropical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brizanth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tropical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dictyoneur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África (Etiópia, Sudão, Quênia, Tanzânia, Uganda, Zâmbia, África do Sul e Suazilândia).</text:p>
          </table:table-cell>
        </table:table-row>
        <table:table-row table:style-name="ro1">
          <table:table-cell office:value-type="string" calcext:value-type="string">
            <text:p>Pseudomonadati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Vibrionaceae</text:p>
          </table:table-cell>
          <table:table-cell office:value-type="string" calcext:value-type="string">
            <text:p>Vibrio cholera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icro_organism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V. cholerae não-O1/não-O139: microrganismo autóctone do ambiente aquático, associado com plâncton. V. cholerae O1 ou O139 toxigênico: distribuído nos sistemas aquáticos de regiões endêmicas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prinodi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helle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s Central e do Norte (rio Nantla, Veracruz no México até sudoeste de Honduras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aman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mbigu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chli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mmerso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imelodella taeniopte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mysteri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ucayal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imeria vesti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ougainvillia musc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Corydendrium parasitic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Sertulariidae</text:p>
          </table:table-cell>
          <table:table-cell office:value-type="string" calcext:value-type="string">
            <text:p>Dynamena dalmas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Tubulariidae</text:p>
          </table:table-cell>
          <table:table-cell office:value-type="string" calcext:value-type="string">
            <text:p>Ectopleura dumorti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Calyptospadix cerul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Cirrholovenia tetran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biden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dichot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Pennariidae</text:p>
          </table:table-cell>
          <table:table-cell office:value-type="string" calcext:value-type="string">
            <text:p>Pennaria distich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Turritopsis nutricu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arborescen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denti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eburne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improvis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Arcid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Bathyarca pectunculoide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tenu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ncer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tub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plosoma listerian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Clavelinidae</text:p>
          </table:table-cell>
          <table:table-cell office:value-type="string" calcext:value-type="string">
            <text:p>Clavelina oblong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perlucid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Aplidium pentatr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Eudistoma carolinens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elli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aeruginos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cortic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erichaeta morris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heretima californ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Megadrilaceae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Megascolex schmard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heretima darnlei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andre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ffi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nn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bolau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modigliani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sali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drilus eugeni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nelid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Kerria eiseni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kerria salt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Ocnerodrilus occidenta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lmidae</text:p>
          </table:table-cell>
          <table:table-cell office:value-type="string" calcext:value-type="string">
            <text:p>Pontoscolex corethr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cu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nigricep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necrofag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praetex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Bacillati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Raphidiopsis raciborskii</text:p>
          </table:table-cell>
          <table:table-cell office:value-type="string" calcext:value-type="string">
            <text:p>cianobactéri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ianobacteria_aquati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llolobophora parv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Opisthopor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porrectodea rose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Lumbricus rubell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emet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tucum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Nematogenia lacu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Ocner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elong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 orbigny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Acanth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Megascole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uzbekistanic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erv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rhopalosiph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Lumbri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am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chizodon borell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melanochei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ynbranchiformes</text:p>
          </table:table-cell>
          <table:table-cell office:value-type="string" calcext:value-type="string">
            <text:p>Synbranchidae</text:p>
          </table:table-cell>
          <table:table-cell office:value-type="string" calcext:value-type="string">
            <text:p>Synbranchus marmo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soma paranaens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caneph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arab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Vernicia ford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Theaceae</text:p>
          </table:table-cell>
          <table:table-cell office:value-type="string" calcext:value-type="string">
            <text:p>Camell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Carya illino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ssia lept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obtu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amaerops humi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amphora officina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auranti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ryptomer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nninghamia lanceo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press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press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Cycadopsida</text:p>
          </table:table-cell>
          <table:table-cell office:value-type="string" calcext:value-type="string">
            <text:p>Cycadales</text:p>
          </table:table-cell>
          <table:table-cell office:value-type="string" calcext:value-type="string">
            <text:p>Cycadaceae</text:p>
          </table:table-cell>
          <table:table-cell office:value-type="string" calcext:value-type="string">
            <text:p>Cycas revolu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cine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dun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rdenia jasminoide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mesny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Lythraceae</text:p>
          </table:table-cell>
          <table:table-cell office:value-type="string" calcext:value-type="string">
            <text:p>Lagerstroemi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viston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China, Japão: ilhas Ryukyu e Bonin-Ogasawara; e Taiwan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soulage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Nerium oleand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latanaceae</text:p>
          </table:table-cell>
          <table:table-cell office:value-type="string" calcext:value-type="string">
            <text:p>Platanus hisp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cattleia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Myrsine coriac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thomso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alix babyl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alb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impetiginos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Platycladus ori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ipuana tipu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achycarpus fortun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gavaceae</text:p>
          </table:table-cell>
          <table:table-cell office:value-type="string" calcext:value-type="string">
            <text:p>Yucca gigant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office:value-type="string" calcext:value-type="string">
            <text:p>Agapanthus africa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América do Norte (Estados Unidos: sul, México: norte e centro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ttenu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 wittrock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arapiptadenia rig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anunculares</text:p>
          </table:table-cell>
          <table:table-cell office:value-type="string" calcext:value-type="string">
            <text:p>Berberidaceae</text:p>
          </table:table-cell>
          <table:table-cell office:value-type="string" calcext:value-type="string">
            <text:p>Nandina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sim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office:value-type="string" calcext:value-type="string">
            <text:p>Alo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pulcherrim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Coleus barb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Cac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ing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enna bicapsul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mbopogon citr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serr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mil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odiaeum varieg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Cestrum noctur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reflex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Malvaviscus arbo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Ficus benjam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Wisteria floribu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Ophiopogon japon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a leste, na China, no Japão e na Coreia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_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Strobilanthes alte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hragmanthera capi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Jacaranda mimos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polyanth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Koelreuteri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Altingiaceae</text:p>
          </table:table-cell>
          <table:table-cell office:value-type="string" calcext:value-type="string">
            <text:p>Liquidambar styraciflu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Olea europ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rysalidocarpus lutesc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Phoenix roebel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Ásia (Laos: norte, Vietnã, China: sudoeste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yrtostachys re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cuala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Archontophoenix cunningham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nor (MN)</text:p>
          </table:table-cell>
          <table:table-cell office:value-type="string" calcext:value-type="string">
            <text:p>Oceania (Austrália oriental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patu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mérica do Norte (México) (CABI, 2021)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office:value-type="string" calcext:value-type="string">
            <text:p>Araucaria column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ngus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Seriss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hybri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bli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osmos sulph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ridax procumb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Commelina benghal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Phyllanthus tene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lysicarpus vag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navalia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eonurus sibir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chinochloa colo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Rottboellia cochin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Portulacaceae</text:p>
          </table:table-cell>
          <table:table-cell office:value-type="string" calcext:value-type="string">
            <text:p>Talinum panic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feti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Europa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 officinal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Trombidiformes</text:p>
          </table:table-cell>
          <table:table-cell office:value-type="string" calcext:value-type="string">
            <text:p>Tenuipalpide</text:p>
          </table:table-cell>
          <table:table-cell office:value-type="string" calcext:value-type="string">
            <text:p>Raoiella ind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ca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phalaridae</text:p>
          </table:table-cell>
          <table:table-cell office:value-type="string" calcext:value-type="string">
            <text:p>Ctenarytaina spatulat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Psyllidae</text:p>
          </table:table-cell>
          <table:table-cell office:value-type="string" calcext:value-type="string">
            <text:p>Platycorypha nigrivirg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Bombycidae</text:p>
          </table:table-cell>
          <table:table-cell office:value-type="string" calcext:value-type="string">
            <text:p>Bombyx mo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Cardiospermum halicacab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Dubois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abellida</text:p>
          </table:table-cell>
          <table:table-cell office:value-type="string" calcext:value-type="string">
            <text:p>Sabellidae</text:p>
          </table:table-cell>
          <table:table-cell office:value-type="string" calcext:value-type="string">
            <text:p>Hydroides sanctaecruc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tintinnabul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ymnodiniales </text:p>
          </table:table-cell>
          <table:table-cell office:value-type="string" calcext:value-type="string">
            <text:p>Gymnodiniaceae</text:p>
          </table:table-cell>
          <table:table-cell office:value-type="string" calcext:value-type="string">
            <text:p>Gymnodinium catenatum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Indeterminada. Citada pela primeira vez e descrita em 1943 para o Golfo da Califórnia, Estados Unidos.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angiophyceae</text:p>
          </table:table-cell>
          <table:table-cell office:value-type="string" calcext:value-type="string">
            <text:p>Bangiales</text:p>
          </table:table-cell>
          <table:table-cell office:value-type="string" calcext:value-type="string">
            <text:p>Bangiaceae</text:p>
          </table:table-cell>
          <table:table-cell office:value-type="string" calcext:value-type="string">
            <text:p>Pyropia acanthophora</text:p>
          </table:table-cell>
          <table:table-cell office:value-type="string" calcext:value-type="string">
            <text:p>ma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Sphaeromatidae</text:p>
          </table:table-cell>
          <table:table-cell office:value-type="string" calcext:value-type="string">
            <text:p>Sphaeroma wal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Bugulidae</text:p>
          </table:table-cell>
          <table:table-cell office:value-type="string" calcext:value-type="string">
            <text:p>Bugula neriti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Bugulidae </text:p>
          </table:table-cell>
          <table:table-cell office:value-type="string" calcext:value-type="string">
            <text:p>Bugulina stolonif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inoflustridae</text:p>
          </table:table-cell>
          <table:table-cell office:value-type="string" calcext:value-type="string">
            <text:p>Sinoflustra anna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Bitectiporidae</text:p>
          </table:table-cell>
          <table:table-cell office:value-type="string" calcext:value-type="string">
            <text:p>Hippoporina ind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curv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 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canop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canthuriformes</text:p>
          </table:table-cell>
          <table:table-cell office:value-type="string" calcext:value-type="string">
            <text:p>Pomocanthidae</text:p>
          </table:table-cell>
          <table:table-cell office:value-type="string" calcext:value-type="string">
            <text:p>Pomacanthus maculo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Carcharhiniformes</text:p>
          </table:table-cell>
          <table:table-cell office:value-type="string" calcext:value-type="string">
            <text:p>Carcharhinidae</text:p>
          </table:table-cell>
          <table:table-cell office:value-type="string" calcext:value-type="string">
            <text:p>Triaenodon obe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cartilaginos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Perophoridae</text:p>
          </table:table-cell>
          <table:table-cell office:value-type="string" calcext:value-type="string">
            <text:p>Perophora multiclath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Cystodytes dellechiaj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Holozoidae</text:p>
          </table:table-cell>
          <table:table-cell office:value-type="string" calcext:value-type="string">
            <text:p>Distaplia bermud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granulat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Lissoclinum fragil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pla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oides nige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ymplegma rub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Pyuridae</text:p>
          </table:table-cell>
          <table:table-cell office:value-type="string" calcext:value-type="string">
            <text:p>Microcosmus exasp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Molgulidae</text:p>
          </table:table-cell>
          <table:table-cell office:value-type="string" calcext:value-type="string">
            <text:p>Molgula phytophi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Juniperus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chizoporellidae</text:p>
          </table:table-cell>
          <table:table-cell office:value-type="string" calcext:value-type="string">
            <text:p>Schizoporella 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oderate (MO)</text:p>
          </table:table-cell>
          <table:table-cell office:value-type="string" calcext:value-type="string">
            <text:p>África e Europa (Mar Mediterrâneo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Onychopoda</text:p>
          </table:table-cell>
          <table:table-cell office:value-type="string" calcext:value-type="string">
            <text:p>Podonidae</text:p>
          </table:table-cell>
          <table:table-cell office:value-type="string" calcext:value-type="string">
            <text:p>Pleopis schmac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Oceano Indo-Pacífico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exacorallia</text:p>
          </table:table-cell>
          <table:table-cell office:value-type="string" calcext:value-type="string">
            <text:p>Actiniaria</text:p>
          </table:table-cell>
          <table:table-cell office:value-type="string" calcext:value-type="string">
            <text:p>Hormathiidae</text:p>
          </table:table-cell>
          <table:table-cell office:value-type="string" calcext:value-type="string">
            <text:p>Calliactis tr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odiolus barb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usculus later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 ex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ata deficient (DD)</text:p>
          </table:table-cell>
          <table:table-cell office:value-type="string" calcext:value-type="string">
            <text:p>América do Sul (bacia rio Paraguai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heidole megacepha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assive (MV)</text:p>
          </table:table-cell>
          <table:table-cell office:value-type="string" calcext:value-type="string">
            <text:p>África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florico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Australásia e região indo-malaia (AntWeb, 2023).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Cardiocondyla nu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Tapinoma melanocephal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pharao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aratrechina longicor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haetodontidae</text:p>
          </table:table-cell>
          <table:table-cell office:value-type="string" calcext:value-type="string">
            <text:p>Heniochus acumin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indetermina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table:style-name="Default" office:value-type="string" calcext:value-type="string">
            <text:p>Lepus granatensi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office:value-type="string" calcext:value-type="string">
            <text:p>le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N5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2:23:13.1329260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TJL</meta:initial-creator>
    <dc:creator>José Ricardo</dc:creator>
    <meta:creation-date>2016-08-18T13:39:56Z</meta:creation-date>
    <dc:date>2026-03-11T12:28:13.260212828</dc:date>
    <meta:editing-duration>PT2H1M18S</meta:editing-duration>
    <meta:editing-cycles>3</meta:editing-cycles>
    <meta:document-statistic meta:table-count="1" meta:cell-count="7625" meta:object-count="0"/>
  </office:meta>
</office:document-meta>
</file>